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font-style="normal" style:font-style-asian="normal" style:font-style-complex="normal"/>
    </style:style>
    <style:style style:name="P6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leset format description</text:p>
      <text:p text:style-name="Standard"/>
      <text:p text:style-name="Standard">Internal format: XML</text:p>
      <text:p text:style-name="Standard">Version: 1.0</text:p>
      <text:p text:style-name="Standard"/>
      <text:p text:style-name="Standard">The tileset is a XML file that contains a &lt;tileset&gt; tag</text:p>
      <text:p text:style-name="Standard"/>
      <text:p text:style-name="P2">&lt;tileset&gt;</text:p>
      <text:p text:style-name="P2"/>
      <text:p text:style-name="P3">This is the base tag that references a tileset. It contains a maximum number of (as of 1.0) 8 layer tags that are specified in Z-order, the first one being the bottom-most and the last one being the top-most.</text:p>
      <text:p text:style-name="Standard"/>
      <text:p text:style-name="P4">Accepted parameters:</text:p>
      <text:p text:style-name="Standard"/>
      <text:p text:style-name="Standard">version (String) - Contains the version of the tileset format. Current specification is for 1.0</text:p>
      <text:p text:style-name="Standard">name (String) - Contains the displayable name of the tileset.</text:p>
      <text:p text:style-name="Standard">author (String) - Reserved for the tileset's author.</text:p>
      <text:p text:style-name="Standard">compiled (Boolean) - Defines wether the tileset is compiled into a DDS image</text:p>
      <text:p text:style-name="Standard">src (String) - Only valid if compiled is set to true. Contains the name of the DDS image that is constructed using glcc or a similar tool from this source</text:p>
      <text:p text:style-name="Standard"/>
      <text:p text:style-name="Standard"><text:span text:style-name="T1">Accepted sub-tags</text:span><text:span text:style-name="T2">:</text:span> layer</text:p>
      <text:p text:style-name="Standard"/>
      <text:p text:style-name="P2">&lt;layer&gt;</text:p>
      <text:p text:style-name="P2"/>
      <text:p text:style-name="P3">This tag defines a layer in the current tileset. Each layer <text:span text:style-name="T3">must</text:span> contain at least one texture tag, and each layer except the first one should contain transition textures or alphamaps.</text:p>
      <text:p text:style-name="Standard"/>
      <text:p text:style-name="P4">Accepted parameters: </text:p>
      <text:p text:style-name="Standard"/>
      <text:p text:style-name="Standard">name (String) - Contains the name of the layer</text:p>
      <text:p text:style-name="Standard"/>
      <text:p text:style-name="P4">Accepted sub-tags: <text:span text:style-name="T4">texture</text:span></text:p>
      <text:p text:style-name="P5"/>
      <text:p text:style-name="P6">&lt;texture&gt;</text:p>
      <text:p text:style-name="P6"/>
      <text:p text:style-name="P7">This tag is used to specify the variations of a certain layer. Each layer must have at least one texture sub tag. The texture defined by the first tag of a layer is called the default texture of that layer and will be used to generate the transition textures if none are already present.</text:p>
      <text:p text:style-name="P6"/>
      <text:p text:style-name="P8">Accepted parameters:</text:p>
      <text:p text:style-name="P8"/>
      <text:p text:style-name="P7">src (String) - Contains the name of the file that must be loaded for this resource</text:p>
      <text:p text:style-name="P7"/>
      <text:p text:style-name="P7"><text:span text:style-name="T2">Accepted sub-tags:</text:span> none</text:p>
      <text:p text:style-name="P7"/>
      <text:p text:style-name="P6">&lt;texture_c&gt;</text:p>
      <text:p text:style-name="P6"/>
      <text:p text:style-name="P7">This specifies the texture that will be used when this layer is visible on a single corner of a tile. This tag is optional; if it does not exist, the parser will search for an alpha_c tag and if that is not found either, a default alphamap will be used</text:p>
      <text:p text:style-name="P6"/>
      <text:p text:style-name="P8">Accepted parameters:</text:p>
      <text:p text:style-name="P8"/>
      <text:p text:style-name="P7">src (String) - Contains the name of the file that must be loaded for this resource</text:p>
      <text:p text:style-name="P7"/>
      <text:p text:style-name="P7"><text:span text:style-name="T2">Accepted sub-tags:</text:span> none</text:p>
      <text:p text:style-name="P7"/>
      <text:p text:style-name="P6">&lt;texture_2c&gt;</text:p>
      <text:p text:style-name="P6"/>
      <text:p text:style-name="P7">This specifies the texture that will be used when this layer is visible on two adiacent corners of a tile. This tag is optional; if it does not exist, the parser will search for an alpha_2c tag and if that is not found either, a default alphamap will be used</text:p>
      <text:p text:style-name="P6"/>
      <text:p text:style-name="P8">Accepted parameters:</text:p>
      <text:p text:style-name="P8"/>
      <text:p text:style-name="P7">src (String) - Contains the name of the file that must be loaded for this resource</text:p>
      <text:p text:style-name="P7"/>
      <text:p text:style-name="P7"><text:span text:style-name="T2">Accepted sub-tags:</text:span> none</text:p>
      <text:p text:style-name="P7"/>
      <text:p text:style-name="P6">&lt;texture_3c&gt;</text:p>
      <text:p text:style-name="P6"/>
      <text:p text:style-name="P7">This specifies the texture that will be used when this layer is visible on three corners of a tile. This tag is optional; if it does not exist, the parser will search for an alpha_3c tag and if that is not found either, a default alphamap will be used</text:p>
      <text:p text:style-name="P6"/>
      <text:p text:style-name="P8">Accepted parameters:</text:p>
      <text:p text:style-name="P8"/>
      <text:p text:style-name="P7">src (String) - Contains the name of the file that must be loaded for this resource</text:p>
      <text:p text:style-name="P7"/>
      <text:p text:style-name="P7"><text:span text:style-name="T2">Accepted sub-tags:</text:span> none</text:p>
      <text:p text:style-name="P7"/>
      <text:p text:style-name="P6">&lt;alpha_c&gt;</text:p>
      <text:p text:style-name="P6"/>
      <text:p text:style-name="P7">This specifies the alphamap that will be used when this layer is visible on a single corner of a tile. This tag is only parsed if there is no texture_c tag in the same layer. If neither an texture_c or alpha_c tag are found within a layer, then a default alphamap will be used.</text:p>
      <text:p text:style-name="P7">The texture is built by adding the alpha channel present in this tag over the default texture of the layer</text:p>
      <text:p text:style-name="P6"/>
      <text:p text:style-name="P8">Accepted parameters:</text:p>
      <text:p text:style-name="P8"/>
      <text:p text:style-name="P7">src (String) - Contains the name of the file that must be loaded for this resource</text:p>
      <text:p text:style-name="P7"/>
      <text:p text:style-name="P7"><text:span text:style-name="T2">Accepted sub-tags:</text:span> none</text:p>
      <text:p text:style-name="P7"/>
      <text:p text:style-name="P6">&lt;alpha_2c&gt;</text:p>
      <text:p text:style-name="P6"/>
      <text:p text:style-name="P7">This specifies the alphamap that will be used when this layer is visible on two adiacent corners of a tile. This tag is only parsed if there is no texture_2c tag in the same layer. If neither an texture_2c or alpha_2c tag are found within a layer, then a default alphamap will be used.</text:p>
      <text:p text:style-name="P7">The texture is built by adding the alpha channel present in this tag over the default texture of the layer</text:p>
      <text:p text:style-name="P6"/>
      <text:p text:style-name="P8">Accepted parameters:</text:p>
      <text:p text:style-name="P8"/>
      <text:p text:style-name="P7">src (String) - Contains the name of the file that must be loaded for this resource</text:p>
      <text:p text:style-name="P7"/>
      <text:p text:style-name="P7"><text:span text:style-name="T2">Accepted sub-tags:</text:span> none</text:p>
      <text:p text:style-name="P7"/>
      <text:p text:style-name="P6">&lt;alpha_3c&gt;</text:p>
      <text:p text:style-name="P6"/>
      <text:p text:style-name="P7">This specifies the alphamap that will be used when this layer is visible on three corners of a tile. This tag is only parsed if there is no texture_3c tag in the same layer. If neither an texture_3c or alpha_3c tag are found within a layer, then a default alphamap will be used.</text:p>
      <text:p text:style-name="P7">The texture is built by adding the alpha channel present in this tag over the default texture of the layer</text:p>
      <text:p text:style-name="P6"/>
      <text:p text:style-name="P8">Accepted parameters:</text:p>
      <text:p text:style-name="P8"/>
      <text:p text:style-name="P7">src (String) - Contains the name of the file that must be loaded for this resource</text:p>
      <text:p text:style-name="P7"/>
      <text:p text:style-name="P7"><text:span text:style-name="T2">Accepted sub-tags:</text:span> none</text:p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09-16T18:51:04</meta:creation-date>
    <dc:creator>Dan Radu</dc:creator>
    <dc:date>2006-09-17T17:44:13</dc:date>
    <meta:editing-cycles>30</meta:editing-cycles>
    <meta:editing-duration>PT30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56" meta:word-count="781" meta:character-count="4249"/>
  </office:meta>
</office:document-meta>
</file>